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isitos funcionais</text:h>
      <text:p text:style-name="Standard">Possibilitar a chamada de um começo de um jogo</text:p>
      <text:p text:style-name="Standard">Possibilitar a chamada de uma nova mão no jogo</text:p>
      <text:p text:style-name="Standard">Possibilitar a chamada de uma nova rodada</text:p>
      <text:p text:style-name="Standard">Chamada para determinar o ganhador da rodada</text:p>
      <text:p text:style-name="Standard">Possibilitar a chamada de término de rodada</text:p>
      <text:p text:style-name="Standard">Possibilitar a chamada de término de uma mão</text:p>
      <text:p text:style-name="Standard">Chamada para determinar o ganhador da mão</text:p>
      <text:p text:style-name="Standard">Possibilitar a chamada de término do jogo</text:p>
      <text:p text:style-name="Standard">Chamada para determinar o ganhador do jogo</text:p>
      <text:p text:style-name="Standard"/>
      <text:p text:style-name="Standard">Aplicar as regras de empate para a primeira rodada</text:p>
      <text:p text:style-name="Standard">Aplicar as regras de empate para a segunda rodada</text:p>
      <text:p text:style-name="Standard">Aplicar as regras de empate para a terceira rodada</text:p>
      <text:p text:style-name="Standard">Aplicar as regras de empate para a todas as rodadas</text:p>
      <text:p text:style-name="Standard"/>
      <text:p text:style-name="Standard">Dar suporte a jogar cartas</text:p>
      <text:p text:style-name="Standard">Dar suporte a um pedido de truco</text:p>
      <text:p text:style-name="Standard">Dar suporte a um pedido de aumento de aposta (seis, nove e doze)</text:p>
      <text:p text:style-name="Standard">Dar suporte a uma fuja (não aceitar o truco ou aumento de aposta)</text:p>
      <text:p text:style-name="Standard"/>
      <text:p text:style-name="Standard">Dar suporte à regra de mão de onze</text:p>
      <text:p text:style-name="Standard">Dar suporte à regra mão de ferro</text:p>
      <text:p text:style-name="Standard"/>
      <text:p text:style-name="Standard">Possuir a manilha no vira</text:p>
      <text:p text:style-name="Standard">Possuir baralho sujo</text:p>
      <text:p text:style-name="Standard"/>
      <text:h text:style-name="Heading_20_1" text:outline-level="1">Requisitos não-funcionais</text:h>
      <text:p text:style-name="Standard">As regras devem ser implementadas independentes de comunicação.</text:p>
      <text:p text:style-name="Standard">As modificações do estado do jogo devem ser feitas somente por meio externo, ou seja, o estado só será mudado quando for solicitado explicitamente por uma entidade exter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13T21:09:27</meta:creation-date>
    <dc:creator>Diogo</dc:creator>
    <dc:date>2008-10-15T20:42:05</dc:date>
    <meta:editing-cycles>10</meta:editing-cycles>
    <meta:editing-duration>PT39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07" meta:character-count="1167"/>
  </office:meta>
</office:document-meta>
</file>